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ubfig-dev_lfw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2"/>
          <table:table-cell table:style-name="ce1" office:value-type="string" calcext:value-type="string" table:number-columns-spanned="11" table:number-rows-spanned="1">
            <text:p>AUC</text:p>
          </table:table-cell>
          <table:covered-table-cell table:number-columns-repeated="10" table:style-name="ce2"/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#Hashes</text:p>
          </table:table-cell>
          <table:table-cell table:style-name="ce2" office:value-type="string" calcext:value-type="string">
            <text:p>#Samples</text:p>
          </table:table-cell>
          <table:table-cell table:style-name="ce2" office:value-type="string" calcext:value-type="string">
            <text:p>Fold #1</text:p>
          </table:table-cell>
          <table:table-cell table:style-name="ce2" office:value-type="string" calcext:value-type="string">
            <text:p>Fold #2</text:p>
          </table:table-cell>
          <table:table-cell table:style-name="ce2" office:value-type="string" calcext:value-type="string">
            <text:p>Fold #3</text:p>
          </table:table-cell>
          <table:table-cell table:style-name="ce2" office:value-type="string" calcext:value-type="string">
            <text:p>Fold #4</text:p>
          </table:table-cell>
          <table:table-cell table:style-name="ce2" office:value-type="string" calcext:value-type="string">
            <text:p>Fold #5</text:p>
          </table:table-cell>
          <table:table-cell table:style-name="ce2" office:value-type="string" calcext:value-type="string">
            <text:p>Fold #6</text:p>
          </table:table-cell>
          <table:table-cell table:style-name="ce2" office:value-type="string" calcext:value-type="string">
            <text:p>Fold #7</text:p>
          </table:table-cell>
          <table:table-cell table:style-name="ce2" office:value-type="string" calcext:value-type="string">
            <text:p>Fold #8</text:p>
          </table:table-cell>
          <table:table-cell table:style-name="ce2" office:value-type="string" calcext:value-type="string">
            <text:p>Fold #9</text:p>
          </table:table-cell>
          <table:table-cell table:style-name="ce2" office:value-type="string" calcext:value-type="string">
            <text:p>Fold #1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1011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AVERAGE([.C3:.L3])" office:value-type="float" office:value="90.9" calcext:value-type="float">
            <text:p>90,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4:.L4])" office:value-type="float" office:value="90.8" calcext:value-type="float">
            <text:p>90,8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VERAGE([.C5:.L5])" office:value-type="float" office:value="90.1" calcext:value-type="float">
            <text:p>90,1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C6:.L6])" office:value-type="float" office:value="91.4" calcext:value-type="float">
            <text:p>91,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1" calcext:value-type="float">
            <text:p>91</text:p>
          </table:table-cell>
          <table:table-cell table:formula="of:=AVERAGE([.C7:.L7])" office:value-type="float" office:value="91.3" calcext:value-type="float">
            <text:p>91,3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8:.L8])" office:value-type="float" office:value="90.8" calcext:value-type="float">
            <text:p>90,8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C9:.L9])" office:value-type="float" office:value="91.5" calcext:value-type="float">
            <text:p>91,5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AVERAGE([.C10:.L10])" office:value-type="float" office:value="91.3" calcext:value-type="float">
            <text:p>91,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11:.L11])" office:value-type="float" office:value="90.8" calcext:value-type="float">
            <text:p>90,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2:25:19.588398689</meta:creation-date>
    <dc:date>2017-05-31T13:01:22.250275247</dc:date>
    <meta:editing-duration>PT25M48S</meta:editing-duration>
    <meta:editing-cycles>9</meta:editing-cycles>
    <meta:generator>LibreOffice/5.1.6.2$Linux_X86_64 LibreOffice_project/10m0$Build-2</meta:generator>
    <meta:document-statistic meta:table-count="1" meta:cell-count="132" meta:object-count="0"/>
  </office:meta>
</office:document-meta>
</file>